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d0695"/>
    </style:style>
    <style:style style:name="P3" style:family="paragraph" style:parent-style-name="Standard">
      <style:paragraph-properties fo:line-height="100%" fo:text-align="start" style:justify-single-word="false"/>
      <style:text-properties officeooo:rsid="001c5770" officeooo:paragraph-rsid="00284096"/>
    </style:style>
    <style:style style:name="P4" style:family="paragraph" style:parent-style-name="Standard">
      <style:text-properties officeooo:rsid="001c5770" officeooo:paragraph-rsid="001fd03b"/>
    </style:style>
    <style:style style:name="P5" style:family="paragraph" style:parent-style-name="Standard">
      <style:text-properties officeooo:rsid="001c5770" officeooo:paragraph-rsid="0022fc77"/>
    </style:style>
    <style:style style:name="P6" style:family="paragraph" style:parent-style-name="Standard">
      <style:text-properties officeooo:rsid="001c5770" officeooo:paragraph-rsid="0030a69d"/>
    </style:style>
    <style:style style:name="P7" style:family="paragraph" style:parent-style-name="Standard">
      <style:text-properties officeooo:rsid="001c5770" officeooo:paragraph-rsid="00326feb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c5770" officeooo:paragraph-rsid="00284096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84096"/>
    </style:style>
    <style:style style:name="P13" style:family="paragraph" style:parent-style-name="Standard">
      <style:paragraph-properties fo:line-height="100%" fo:text-align="start" style:justify-single-word="false"/>
      <style:text-properties officeooo:rsid="00269bb9" officeooo:paragraph-rsid="00284096"/>
    </style:style>
    <style:style style:name="P14" style:family="paragraph" style:parent-style-name="Standard">
      <style:text-properties officeooo:rsid="00376c90" officeooo:paragraph-rsid="00376c90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40cc31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3fcadc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4865d5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4a6122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3a05f2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de039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13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14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5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6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7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8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officeooo:rsid="001d655c"/>
    </style:style>
    <style:style style:name="T20" style:family="text">
      <style:text-properties officeooo:rsid="001f4f0a"/>
    </style:style>
    <style:style style:name="T21" style:family="text">
      <style:text-properties officeooo:rsid="001fd03b"/>
    </style:style>
    <style:style style:name="T22" style:family="text">
      <style:text-properties officeooo:rsid="002017e7"/>
    </style:style>
    <style:style style:name="T23" style:family="text">
      <style:text-properties officeooo:rsid="0020b6bd"/>
    </style:style>
    <style:style style:name="T24" style:family="text">
      <style:text-properties officeooo:rsid="0022fc77"/>
    </style:style>
    <style:style style:name="T25" style:family="text">
      <style:text-properties officeooo:rsid="0025023f"/>
    </style:style>
    <style:style style:name="T26" style:family="text">
      <style:text-properties officeooo:rsid="002b399f"/>
    </style:style>
    <style:style style:name="T27" style:family="text">
      <style:text-properties officeooo:rsid="002bc2cb"/>
    </style:style>
    <style:style style:name="T28" style:family="text">
      <style:text-properties officeooo:rsid="0030a69d"/>
    </style:style>
    <style:style style:name="T29" style:family="text">
      <style:text-properties officeooo:rsid="00326feb"/>
    </style:style>
    <style:style style:name="T30" style:family="text">
      <style:text-properties officeooo:rsid="0033bb83"/>
    </style:style>
    <style:style style:name="T31" style:family="text">
      <style:text-properties officeooo:rsid="00341d46"/>
    </style:style>
    <style:style style:name="T32" style:family="text">
      <style:text-properties officeooo:rsid="001c57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4">3 Modelo lógico</text:p>
      <text:p text:style-name="P14">3.1 Mapeamento Entidade Relacionamentos</text:p>
      <text:p text:style-name="P14">3.2 Dicionário Lógico de Dados</text:p>
      <text:p text:style-name="P14">4. Modelo físico</text:p>
      <text:p text:style-name="P14">4.1 Scripts SQ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<text:span text:style-name="T26">salário atual </text:span>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 <text:span text:style-name="T26">atual de venda</text:span>, nome, tamanho da peça e o status. Para cada compra realizada ao</text:p>
      <text:p text:style-name="P1">fornecedor, são salvos a <text:span text:style-name="T26">hora </text:span>e a quantidade adquirida <text:span text:style-name="T19">pela loja</text:span>.</text:p>
      <text:p text:style-name="P1">A venda de produtos a clientes será armazenada. Clientes cadastrados têm seu</text:p>
      <text:p text:style-name="P1">nome, CPF, telefone e e-mail armazenados. As informações da venda também precisam ser salvas, registra-se a hora. Caso o cliente pague à vista, nenhuma informação é acrescentada, porém, se for no cartão, o número do cartão e a bandeira são coletados, junto com a quantidade de prestações. Esse processo de venda é atendido pelo funcionário. O pagamento do salário de cada funcionário também será controlado, para cada <text:span text:style-name="T27">pagamento</text:span> serão armazenados <text:span text:style-name="T27">a hora.</text:span>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2">Os funcionários devem estar agrupados para facilitar a identificação de seus dados.</text:p>
      <text:p text:style-name="P2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disponível, a venda ocorre mais rapidamente, caso contrário, há o conhecimento acerca de</text:p>
      <text:p text:style-name="P1">futuras compras a fornecedores.</text:p>
      <text:p text:style-name="P1"><text:soft-page-break/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 Diagrama</text:p>
      <text:p text:style-name="P1"/>
      <text:p text:style-name="P1"><text:soft-page-break/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3 Dicionário conceitual de dados</text:p>
      <text:p text:style-name="P1"><text:soft-page-break/></text:p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6">• <text:span text:style-name="T28">Salário: salva o valor atual de salário.</text:span>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<text:s/><text:span text:style-name="T28">Pagamento</text:span>. Um funcionário cadastrado no banco recebe zero ou vários <text:span text:style-name="T28">pagamentos</text:span>, mas um <text:span text:style-name="T28">pagamento</text:span>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. Um fornecedor pode realizar zero ou várias compras da loja, e cada compra cadastrada será apenas de um fornecedor.</text:p>
      <text:p text:style-name="P1"/>
      <text:p text:style-name="P1"/>
      <text:p text:style-name="P1">Entidade Venda</text:p>
      <text:p text:style-name="P1">Armazena os dados gerais de uma venda.</text:p>
      <text:p text:style-name="P1"><text:soft-page-break/>Atributos:</text:p>
      <text:p text:style-name="P1">• Hora: armazena a hora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4">•<text:span text:style-name="T21">compõe: Relacionamento entre Produto e Venda. Armazena a quantidade e o preço unitário de cada produto. Um produto pode compor zero ou muitas vendas, e uma venda pode ser comporta por zero ou muitos produtos.</text:span></text:p>
      <text:p text:style-name="P4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20">Venda</text:span>: armazena o preço <text:span text:style-name="T20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29">Armazena quantidade e preço unitário de cada produto.</text:span></text:p>
      <text:p text:style-name="P7">•<text:span text:style-name="T22">compõe: Relacionamento entre Produto e Venda. Armazena a quantidade e o preço unitário de cada produto. Um produto pode compor zero ou muitas vendas, e uma venda pode ser comporta por zero ou muitos produtos.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7">• <text:span text:style-name="T29">Hora: salva hora em que a compra foi realizada</text:span>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23">O relacionamento armazena a quantidade e o preço unitário.</text:span><text:tab/></text:p>
      <text:p text:style-name="P1">• realiza: Relação entre Fornecedor e Compra. Um fornecedor pode realizar zero ou várias compras, e cada compra cadastrada será apenas de um fornecedor.</text:p>
      <text:p text:style-name="P1">• produz: Relação entre Compra e Despesa. Uma compra pode produzir apenas</text:p>
      <text:p text:style-name="P1">uma despesa, mas uma despesa pode ser produto de <text:span text:style-name="T29">zero ou </text:span>várias compras.</text:p>
      <text:p text:style-name="P1"/>
      <text:p text:style-name="P1">Entidade CartaoCredito</text:p>
      <text:p text:style-name="P1">Armazena os dados da compra por um cartão de crédito</text:p>
      <text:p text:style-name="P1">Atributos:</text:p>
      <text:p text:style-name="P1"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<text:soft-page-break/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<text:span text:style-name="T29">Pagamento</text:span>. Um <text:span text:style-name="T30">pagamento gera uma despesa, uma despesa é gerada por zero ou mais salários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<text:span text:style-name="T31">Pagamento</text:span></text:p>
      <text:p text:style-name="P1">Armazena dados de um <text:span text:style-name="T31">pagamento de salário a um funcionário.</text:span></text:p>
      <text:p text:style-name="P1">Atributos:</text:p>
      <text:p text:style-name="P2"/>
      <text:p text:style-name="P5">• <text:s/><text:span text:style-name="T24">Hora: armazena o horário em que o pagamento foi realizado.</text:span></text:p>
      <text:p text:style-name="P1">Relacionamentos:</text:p>
      <text:p text:style-name="P2">• <text:s/>recebe: Relação entre <text:span text:style-name="T31">Pagamento</text:span> e a entidade Funcionário. Cada</text:p>
      <text:p text:style-name="P1"><text:span text:style-name="T31">pagamento </text:span>só pode ser a um funcionário, e cada funcionário cadastrado pode</text:p>
      <text:p text:style-name="P1">receber zero ou mais <text:span text:style-name="T31">pagamentos</text:span>.</text:p>
      <text:p text:style-name="P2">• <text:s/>gera: Relação entre <text:span text:style-name="T31">Pagamento </text:span>e Despesa. Cada <text:span text:style-name="T31">pagamento</text:span> gera uma despesa, e cada</text:p>
      <text:p text:style-name="P1">despesa <text:span text:style-name="T25">é gerada por zero ou vários pagamentos.</text:span></text:p>
      <text:p text:style-name="P9"/>
      <text:p text:style-name="P8">3 Modelo Logico</text:p>
      <text:p text:style-name="P8">3.1 Mapeamento Entidade-Relacionamento</text:p>
      <text:p text:style-name="P11"/>
      <text:p text:style-name="P12"><text:span text:style-name="T12">Pessoa</text:span><text:span text:style-name="T2">=(</text:span><text:span text:style-name="T14">CPF,</text:span><text:span text:style-name="T2"> Nome, Telefone);</text:span></text:p>
      <text:p text:style-name="P12"><text:span text:style-name="T12">Funcionario</text:span><text:span text:style-name="T2">=(</text:span><text:span text:style-name="T14">CPFPessoa</text:span><text:span text:style-name="T2">, Cargo, DataAdmissao, Status,</text:span><text:span text:style-name="T16"> Bairro, Rua, Cidade</text:span><text:span text:style-name="T2">);</text:span></text:p>
      <text:p text:style-name="P12"><text:span text:style-name="T12">Cliente</text:span><text:span text:style-name="T2">=(</text:span><text:span text:style-name="T14">CPFPessoa</text:span><text:span text:style-name="T2">, e-mail);</text:span></text:p>
      <text:p text:style-name="P12"><text:span text:style-name="T12">Salario</text:span><text:span text:style-name="T2">=</text:span><text:span text:style-name="T14">(CodSalario, </text:span><text:span text:style-name="T2">Valor, Funcionario, Hora, </text:span><text:span text:style-name="T3">CodDespesa</text:span><text:span text:style-name="T2">); //</text:span><text:span text:style-name="T6">tirar data de salaio</text:span></text:p>
      <text:p text:style-name="P12"><text:span text:style-name="T12">Fornecedor</text:span><text:span text:style-name="T2">=(</text:span><text:span text:style-name="T14">CNPJ</text:span><text:span text:style-name="T2">, Nome, Telefone</text:span><text:span text:style-name="T18">, </text:span><text:span text:style-name="T16">Cidade, Rua, Bairro</text:span><text:span text:style-name="T2">);</text:span></text:p>
      <text:p text:style-name="P12"><text:span text:style-name="T12">Despesa</text:span><text:span text:style-name="T2">=(</text:span><text:span text:style-name="T14">CodDespesa,</text:span><text:span text:style-name="T2">Valor, Data);</text:span></text:p>
      <text:p text:style-name="P12"><text:span text:style-name="T12">Compra</text:span><text:span text:style-name="T2">=(</text:span><text:span text:style-name="T14">CodCompra</text:span><text:span text:style-name="T2">, Quantidade, Fornecedor, Hora, CodDespesa)</text:span><text:span text:style-name="T4">;</text:span></text:p>
      <text:p text:style-name="P12"><text:span text:style-name="T12">CompraProduto</text:span><text:span text:style-name="T2">=(</text:span><text:span text:style-name="T14">CodProduto, CodCompra,</text:span><text:span text:style-name="T17"> Quantidade, PrecoUnitario</text:span><text:span text:style-name="T2">); </text:span><text:span text:style-name="T7">←-Nessa aqui falta colocar nas tabelas os att Quantidade e PrecoUnitario</text:span></text:p>
      <text:p text:style-name="P12"><text:span text:style-name="T12">Produto</text:span><text:span text:style-name="T2">=(</text:span><text:span text:style-name="T14">Codigo,</text:span><text:span text:style-name="T2"> Tamanho, Status, Nome, Preço</text:span><text:span text:style-name="T5">Venda</text:span><text:span text:style-name="T2">);</text:span></text:p>
      <text:p text:style-name="P12"><text:span text:style-name="T12">Venda</text:span><text:span text:style-name="T2">=(</text:span><text:span text:style-name="T14">CodVenda</text:span><text:span text:style-name="T2">, Hora, Funcionario, Cliente, </text:span><text:span text:style-name="T8">CodEntrada</text:span><text:span text:style-name="T2">); </text:span><text:span text:style-name="T9">←-rever pq mudei coisas</text:span></text:p>
      <text:p text:style-name="P13"><text:span text:style-name="T13">VendaProduto</text:span><text:span text:style-name="T2">=(</text:span><text:span text:style-name="T15">CodProduto, CodVenda</text:span><text:span text:style-name="T2">, Quantidade, PrecoUnitario)</text:span><text:span text:style-name="T10">;</text:span></text:p>
      <text:p text:style-name="P12"><text:span text:style-name="T12">Entrada</text:span><text:span text:style-name="T2">=</text:span><text:span text:style-name="T14">(CodEntrada, </text:span><text:span text:style-name="T2">Valor, Data); </text:span><text:span text:style-name="T9">←-rever pq mudei coisas</text:span></text:p>
      <text:p text:style-name="P12"><text:span text:style-name="T12">CartaoCredito</text:span><text:span text:style-name="T2">=(</text:span><text:span text:style-name="T14">Numero</text:span><text:span text:style-name="T2">, Bandeira); </text:span><text:span text:style-name="T11">←-Rever no sql</text:span></text:p>
      <text:p text:style-name="P3"><text:soft-page-break/><text:span text:style-name="T12">VendaCartao</text:span><text:span text:style-name="T2">=(</text:span><text:span text:style-name="T14">NumCartao, CodVenda,</text:span><text:span text:style-name="T2"> NumParcelas)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10-08T09:24:50.016589556</dc:date>
    <meta:editing-duration>PT1H56M4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0" meta:paragraph-count="205" meta:word-count="1789" meta:character-count="11464" meta:non-whitespace-character-count="9872"/>
  </office:meta>
</office:document-meta>
</file>